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5.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3" style:family="table-cell" style:parent-style-name="Default">
      <style:table-cell-properties fo:background-color="#fff5ce" style:rotation-align="none" style:vertical-align="bottom"/>
      <style:text-properties fo:color="#000000" style:font-name="Calibri" fo:font-size="11pt"/>
    </style:style>
    <style:style style:name="ce4" style:family="table-cell" style:parent-style-name="Default">
      <style:table-cell-properties style:rotation-align="none" style:vertical-align="bottom"/>
      <style:text-properties fo:color="#000000" style:font-name="Calibri" fo:font-size="11pt"/>
      <style:map style:condition="cell-content()&gt;25" style:apply-style-name="Bad" style:base-cell-address="data.E2"/>
    </style:style>
    <style:style style:name="ce5" style:family="table-cell" style:parent-style-name="Default">
      <style:table-cell-properties fo:background-color="#fff5ce" style:rotation-align="none" style:vertical-align="bottom"/>
      <style:text-properties fo:color="#000000" style:font-name="Calibri" fo:font-size="11pt"/>
      <style:map style:condition="cell-content()&gt;25" style:apply-style-name="Bad" style:base-cell-address="data.E2"/>
    </style:style>
    <style:style style:name="ce6" style:family="table-cell" style:parent-style-name="Default">
      <style:table-cell-properties fo:background-color="#fff5ce" style:rotation-align="none" style:vertical-align="bottom"/>
      <style:text-properties fo:color="#000000" style:font-name="Calibri" fo:font-size="11pt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row table:style-name="ro1">
          <table:table-cell office:value-type="string" calcext:value-type="string">
            <text:p>Pacient</text:p>
          </table:table-cell>
          <table:table-cell office:value-type="string" calcext:value-type="string">
            <text:p>Pohlaví</text:p>
          </table:table-cell>
          <table:table-cell office:value-type="string" calcext:value-type="string">
            <text:p>Výška (cm)</text:p>
          </table:table-cell>
          <table:table-cell table:style-name="ce2" office:value-type="string" calcext:value-type="string">
            <text:p>Váha (kg)</text:p>
          </table:table-cell>
          <table:table-cell table:style-name="ce2" office:value-type="string" calcext:value-type="string">
            <text:p>BMI</text:p>
          </table:table-cell>
          <table:table-cell table:style-name="ce2" office:value-type="string" calcext:value-type="string">
            <text:p>BMI nad střední hodnoto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1699889047099</text:p>
          </table:table-cell>
          <table:table-cell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09272228583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</text:p>
          </table:table-cell>
          <table:table-cell table:formula="of:=[.D4]/([.C4]/100)^2" office:value-type="float" office:value="20.1946706858021" calcext:value-type="float">
            <text:p>20,1946706858021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202075818189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8,9986307883328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38325253924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office:value-type="float" office:value="76" calcext:value-type="float">
            <text:p>76</text:p>
          </table:table-cell>
          <table:table-cell table:formula="of:=[.D8]/([.C8]/100)^2" office:value-type="float" office:value="24.0408644082594" calcext:value-type="float">
            <text:p>24,0408644082594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223895743204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5,9638918197477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750626929835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377974303622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060881057152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8772876754065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1957781056157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41898334112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</text:p>
          </table:table-cell>
          <table:table-cell table:formula="of:=[.D17]/([.C17]/100)^2" office:value-type="float" office:value="40.5226551783265" calcext:value-type="float">
            <text:p>40,522655178326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050355547571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068372634649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0678669054576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8727311956991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7654024046623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6745346918334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2" table:number-rows-repeated="3"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table:style-name="ce2" office:value-type="string" calcext:value-type="string">
            <text:p>Průměr</text:p>
          </table:table-cell>
          <table:table-cell table:style-name="ce2" office:value-type="string" calcext:value-type="string">
            <text:p>Střední hodnota</text:p>
          </table:table-cell>
          <table:table-cell table:style-name="Default"/>
        </table:table-row>
        <table:table-row table:style-name="ro1">
          <table:table-cell office:value-type="string" calcext:value-type="string">
            <text:p>Výška</text:p>
          </table:table-cell>
          <table:table-cell table:style-name="ce3" table:formula="of:=MIN([.C2:.C23])" office:value-type="float" office:value="158.1" calcext:value-type="float">
            <text:p>158,1</text:p>
          </table:table-cell>
          <table:table-cell table:style-name="ce3" table:formula="of:=MAX([.C2:.C23])" office:value-type="float" office:value="189.6" calcext:value-type="float">
            <text:p>189,6</text:p>
          </table:table-cell>
          <table:table-cell table:style-name="ce3" table:formula="of:=AVERAGE([.C2:.C23])" office:value-type="float" office:value="171.554545454545" calcext:value-type="float">
            <text:p>171,554545454545</text:p>
          </table:table-cell>
          <table:table-cell table:style-name="ce3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1">
          <table:table-cell office:value-type="string" calcext:value-type="string">
            <text:p>Váha</text:p>
          </table:table-cell>
          <table:table-cell table:style-name="ce3" table:formula="of:=MIN([.D2:.D23])" office:value-type="float" office:value="55.1" calcext:value-type="float">
            <text:p>55,1</text:p>
          </table:table-cell>
          <table:table-cell table:style-name="Default" table:formula="of:=MAX([.D2:.D23])" office:value-type="float" office:value="126.9" calcext:value-type="float">
            <text:p>126,9</text:p>
          </table:table-cell>
          <table:table-cell table:style-name="ce3" table:formula="of:=AVERAGE([.D2:.D23])" office:value-type="float" office:value="91.9545454545455" calcext:value-type="float">
            <text:p>91,9545454545455</text:p>
          </table:table-cell>
          <table:table-cell table:style-name="Default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1">
          <table:table-cell office:value-type="string" calcext:value-type="string">
            <text:p>BMI</text:p>
          </table:table-cell>
          <table:table-cell table:style-name="ce3" table:formula="of:=MIN([.E2:.E23])" office:value-type="float" office:value="18.9986307883328" calcext:value-type="float">
            <text:p>18,9986307883328</text:p>
          </table:table-cell>
          <table:table-cell table:style-name="ce3" table:formula="of:=MAX([.E2:.E23])" office:value-type="float" office:value="45.0678669054576" calcext:value-type="float">
            <text:p>45,0678669054576</text:p>
          </table:table-cell>
          <table:table-cell table:style-name="ce3" table:formula="of:=AVERAGE([.E2:.E23])" office:value-type="float" office:value="31.406253362372" calcext:value-type="float">
            <text:p>31,406253362372</text:p>
          </table:table-cell>
          <table:table-cell table:style-name="ce3" table:formula="of:=MEDIAN([.E2:.E23])" office:value-type="float" office:value="31.0361198340636" calcext:value-type="float">
            <text:p>31,0361198340636</text:p>
          </table:table-cell>
          <table:table-cell table:style-name="Default"/>
        </table:table-row>
        <calcext:conditional-formats>
          <calcext:conditional-format calcext:target-range-address="data.D2:data.D23">
            <calcext:condition calcext:apply-style-name="Bad" calcext:value="&gt;25" calcext:base-cell-address="data.E2"/>
          </calcext:conditional-format>
          <calcext:conditional-format calcext:target-range-address="data.E2:data.E23">
            <calcext:condition calcext:apply-style-name="Accent 1" calcext:value="&lt;18.5" calcext:base-cell-address="data.E2"/>
          </calcext:conditional-format>
        </calcext:conditional-formats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.00.0000</text:date>, <text:time style:data-style-name="N2" text:time-value="12:02:49.16342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1-07T19:17:43.138341000</dc:date>
    <dc:title>Untitled Spreadsheet</dc:title>
    <dc:description/>
    <dc:subject/>
    <meta:keyword/>
    <meta:editing-duration>PT7H37M58S</meta:editing-duration>
    <meta:editing-cycles>39</meta:editing-cycles>
    <meta:generator>LibreOffice/25.8.3.2$MacOSX_AARCH64 LibreOffice_project/8ca8d55c161d602844f5428fa4b58097424e324e</meta:generator>
    <meta:document-statistic meta:table-count="1" meta:cell-count="157" meta:object-count="0"/>
    <meta:user-defined meta:name="Company"/>
    <meta:user-defined meta:name="IndividualWorkKey">23_fb750</meta:user-defined>
    <meta:user-defined meta:name="category"/>
  </office:meta>
</office:document-meta>
</file>